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b77be" draw:textarea-horizontal-align="justify" draw:textarea-vertical-align="middle" draw:auto-grow-height="false" fo:min-height="1.75cm" fo:min-width="3.499cm"/>
    </style:style>
    <style:style style:name="gr2" style:family="graphic" style:parent-style-name="standard">
      <style:graphic-properties svg:stroke-color="#89c4f4" draw:fill-color="#89c4f4" draw:textarea-horizontal-align="justify" draw:textarea-vertical-align="middle" draw:auto-grow-height="false" fo:min-height="9.936cm" fo:min-width="11.538cm"/>
    </style:style>
    <style:style style:name="gr3" style:family="graphic" style:parent-style-name="objectwithoutfill">
      <style:graphic-properties svg:stroke-color="#4b77be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55cm"/>
    </style:style>
    <style:style style:name="gr5" style:family="graphic" style:parent-style-name="standard">
      <style:graphic-properties svg:stroke-color="#22313f" draw:fill-color="#22313f" draw:textarea-horizontal-align="justify" draw:textarea-vertical-align="middle" draw:auto-grow-height="false" fo:min-height="1.75cm" fo:min-width="3.499cm"/>
    </style:style>
    <style:style style:name="gr6" style:family="graphic" style:parent-style-name="objectwithoutfill">
      <style:graphic-properties svg:stroke-color="#22313f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546cm"/>
    </style:style>
    <style:style style:name="gr8" style:family="graphic" style:parent-style-name="standard">
      <style:graphic-properties draw:stroke="none" draw:fill="none" fo:min-height="1.615cm"/>
    </style:style>
    <style:style style:name="gr9" style:family="graphic" style:parent-style-name="standard">
      <style:graphic-properties svg:stroke-color="#89c4f4" draw:fill-color="#89c4f4" draw:textarea-horizontal-align="justify" draw:textarea-vertical-align="middle" draw:auto-grow-height="false" fo:min-height="1.139cm" fo:min-width="11.538cm"/>
    </style:style>
    <style:style style:name="gr10" style:family="graphic" style:parent-style-name="standard">
      <style:graphic-properties draw:stroke="none" draw:fill="none" fo:min-height="0.746cm"/>
    </style:style>
    <style:style style:name="gr11" style:family="graphic" style:parent-style-name="objectwithoutfill">
      <style:graphic-properties svg:stroke-color="#89c4f4" draw:marker-end="Arrow" draw:marker-end-width="0.3cm" draw:fill="none" draw:textarea-vertical-align="middle"/>
    </style:style>
    <style:style style:name="gr12" style:family="graphic" style:parent-style-name="standard">
      <style:graphic-properties draw:fill-color="#4b77be" draw:textarea-horizontal-align="justify" draw:textarea-vertical-align="middle" draw:auto-grow-height="false" fo:min-height="2.085cm" fo:min-width="1.998cm"/>
    </style:style>
    <style:style style:name="P1" style:family="paragraph">
      <style:paragraph-properties fo:text-align="center"/>
    </style:style>
    <style:style style:name="P2" style:family="paragraph">
      <loext:graphic-properties draw:fill-color="#4b77be"/>
      <style:paragraph-properties fo:text-align="center"/>
      <style:text-properties fo:color="#ffffff" style:font-name="Raleway" fo:font-size="18pt" style:font-size-asian="18pt" style:font-size-complex="18pt"/>
    </style:style>
    <style:style style:name="P3" style:family="paragraph">
      <loext:graphic-properties draw:fill-color="#89c4f4"/>
      <style:paragraph-properties fo:text-align="center"/>
      <style:text-properties fo:color="#ffffff" style:font-name="Raleway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/>
      <style:paragraph-properties fo:text-align="center"/>
      <style:text-properties fo:color="#ffffff"/>
    </style:style>
    <style:style style:name="P7" style:family="paragraph">
      <loext:graphic-properties draw:fill-color="#22313f"/>
      <style:paragraph-properties fo:text-align="center"/>
      <style:text-properties fo:color="#ffffff" style:font-name="Raleway" fo:font-size="18pt" style:font-size-asian="18pt" style:font-size-complex="18pt"/>
    </style:style>
    <style:style style:name="P8" style:family="paragraph">
      <style:paragraph-properties fo:text-align="justify" style:writing-mode="lr-tb"/>
      <style:text-properties fo:color="#22313f" fo:font-size="13pt" style:font-size-asian="18pt" style:font-size-complex="18pt"/>
    </style:style>
    <style:style style:name="P9" style:family="paragraph">
      <loext:graphic-properties draw:fill="none"/>
      <style:paragraph-properties fo:text-align="justify" style:writing-mode="lr-tb"/>
      <style:text-properties fo:color="#22313f" fo:font-size="13pt" style:font-size-asian="18pt" style:font-size-complex="18pt"/>
    </style:style>
    <style:style style:name="P10" style:family="paragraph">
      <loext:graphic-properties draw:fill-color="#4b77be"/>
      <style:paragraph-properties fo:text-align="center"/>
      <style:text-properties fo:color="#ffffff"/>
    </style:style>
    <style:style style:name="T1" style:family="text">
      <style:text-properties fo:color="#ffffff" style:font-name="Raleway" fo:font-size="18pt" style:font-size-asian="18pt" style:font-size-complex="18pt"/>
    </style:style>
    <style:style style:name="T2" style:family="text">
      <style:text-properties style:font-name="Raleway" fo:font-size="18pt" style:font-size-asian="18pt" style:font-size-complex="18pt"/>
    </style:style>
    <style:style style:name="T3" style:family="text">
      <style:text-properties style:font-name="Raleway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99cm" svg:height="2cm" svg:x="1.3cm" svg:y="2cm">
          <text:p text:style-name="P1"><text:span text:style-name="T1">Raw</text:span></text:p>
          <text:p text:style-name="P1"><text:span text:style-name="T1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999cm" svg:height="2cm" svg:x="10.296cm" svg:y="2.001cm">
          <text:p text:style-name="P1"><text:span text:style-name="T1">Raw</text:span></text:p>
          <text:p text:style-name="P1"><text:span text:style-name="T1">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13cm" svg:height="11cm" svg:x="1.295cm" svg:y="7.5cm">
          <text:p text:style-name="P1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svg:x1="3.3cm" svg:y1="4cm" svg:x2="5.796cm" svg:y2="5.9cm" draw:start-shape="id1" draw:start-glue-point="6" draw:end-shape="id2" draw:end-glue-point="5" svg:d="M3300 4000v1900h2496" svg:viewBox="0 0 2497 1901">
          <text:p/>
        </draw:connector>
        <draw:connector draw:style-name="gr3" draw:text-style-name="P4" draw:layer="layout" svg:x1="12.296cm" svg:y1="4.001cm" svg:x2="9.795cm" svg:y2="5.9cm" draw:start-shape="id3" draw:start-glue-point="6" draw:end-shape="id2" draw:end-glue-point="7" svg:d="M12296 4001v1899h-2501" svg:viewBox="0 0 2502 1900">
          <text:p/>
        </draw:connector>
        <draw:frame draw:style-name="gr4" draw:text-style-name="P6" draw:layer="layout" svg:width="6.2cm" svg:height="0.996cm" svg:x="4.695cm" svg:y="7.7cm">
          <draw:text-box>
            <text:p text:style-name="P5"><text:span text:style-name="T2">QC Level 1 process</text:span></text:p>
          </draw:text-box>
        </draw:frame>
        <draw:custom-shape draw:style-name="gr5" draw:text-style-name="P7" xml:id="id2" draw:id="id2" draw:layer="layout" svg:width="3.999cm" svg:height="2cm" svg:x="5.796cm" svg:y="4.9cm">
          <text:p text:style-name="P1"><text:span text:style-name="T1">Data flow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7.796cm" svg:y1="6.9cm" svg:x2="7.795cm" svg:y2="7.5cm" draw:start-shape="id2" draw:start-glue-point="6" draw:end-shape="id4" draw:end-glue-point="4" svg:d="M7796 6900v301h-1v299" svg:viewBox="0 0 2 601">
          <text:p/>
        </draw:connector>
        <draw:custom-shape draw:style-name="gr5" draw:text-style-name="P7" xml:id="id5" draw:id="id5" draw:layer="layout" svg:width="3.999cm" svg:height="2cm" svg:x="2.1cm" svg:y="9.4cm">
          <text:p text:style-name="P1"><text:span text:style-name="T1">Data load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6" draw:id="id6" draw:layer="layout" svg:width="3.999cm" svg:height="2cm" svg:x="2.1cm" svg:y="12.501cm">
          <text:p text:style-name="P1"><text:span text:style-name="T1">Metadata QC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7" draw:id="id7" draw:layer="layout" svg:width="3.999cm" svg:height="2cm" svg:x="2.1cm" svg:y="15.601cm">
          <text:p text:style-name="P1"><text:span text:style-name="T1">Data QC</text:span></text:p>
          <text:p text:style-name="P1"><text:span text:style-name="T1">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9" draw:layer="layout" svg:width="7.5cm" svg:height="1.796cm" svg:x="6.4cm" svg:y="9.4cm">
          <draw:text-box>
            <text:p text:style-name="P8"><text:span text:style-name="T3">Metadata and data load from file template</text:span></text:p>
          </draw:text-box>
        </draw:frame>
        <draw:frame draw:style-name="gr7" draw:text-style-name="P9" draw:layer="layout" svg:width="7.5cm" svg:height="1.865cm" svg:x="6.4cm" svg:y="12.501cm">
          <draw:text-box>
            <text:p text:style-name="P8"><text:span text:style-name="T3">Metadata presence, Metadata values, Site coordinates, Species names... </text:span></text:p>
          </draw:text-box>
        </draw:frame>
        <draw:frame draw:style-name="gr8" draw:text-style-name="P9" draw:layer="layout" svg:width="6.2cm" svg:height="2.403cm" svg:x="10cm" svg:y="19.001cm">
          <draw:text-box>
            <text:p text:style-name="P8"><text:span text:style-name="T3">Methods and functions to create, modify and load the data and metadata from one object</text:span></text:p>
          </draw:text-box>
        </draw:frame>
        <draw:connector draw:style-name="gr6" draw:text-style-name="P4" draw:layer="layout" svg:x1="4.1cm" svg:y1="11.4cm" svg:x2="4.099cm" svg:y2="12.501cm" draw:start-shape="id5" draw:start-glue-point="6" draw:end-shape="id6" svg:d="M4100 11400v551h-1v550" svg:viewBox="0 0 2 1102">
          <text:p/>
        </draw:connector>
        <draw:connector draw:style-name="gr6" draw:text-style-name="P4" draw:layer="layout" svg:x1="4.1cm" svg:y1="14.501cm" svg:x2="4.1cm" svg:y2="15.601cm" draw:start-shape="id6" draw:start-glue-point="6" draw:end-shape="id7" draw:end-glue-point="4" svg:d="M4100 14501v1100" svg:viewBox="0 0 1 1101">
          <text:p/>
        </draw:connector>
        <draw:custom-shape draw:style-name="gr9" draw:text-style-name="P3" xml:id="id9" draw:id="id9" draw:layer="layout" svg:width="13cm" svg:height="1.499cm" svg:x="1.296cm" svg:y="21.901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6" draw:layer="layout" svg:width="6.2cm" svg:height="0.996cm" svg:x="4.696cm" svg:y="22.101cm">
          <draw:text-box>
            <text:p text:style-name="P5"><text:span text:style-name="T2">QC Level 2 process</text:span></text:p>
          </draw:text-box>
        </draw:frame>
        <draw:connector draw:style-name="gr11" draw:text-style-name="P4" draw:layer="layout" svg:x1="7.795cm" svg:y1="18.5cm" svg:x2="7.795cm" svg:y2="19.202cm" draw:start-shape="id4" draw:start-glue-point="6" draw:end-shape="id8" svg:d="M7795 18500v702" svg:viewBox="0 0 1 703">
          <text:p/>
        </draw:connector>
        <draw:custom-shape draw:style-name="gr5" draw:text-style-name="P7" xml:id="id8" draw:id="id8" draw:layer="layout" svg:width="3.999cm" svg:height="2cm" svg:x="5.796cm" svg:y="19.202cm">
          <text:p text:style-name="P1"><text:span text:style-name="T1">SfnData</text:span></text:p>
          <text:p text:style-name="P1"><text:span text:style-name="T1">S4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7.796cm" svg:y1="21.202cm" svg:x2="7.796cm" svg:y2="21.901cm" draw:start-shape="id8" draw:start-glue-point="6" draw:end-shape="id9" draw:end-glue-point="4" svg:d="M7796 21202v699" svg:viewBox="0 0 1 700">
          <text:p/>
        </draw:connector>
        <draw:frame draw:style-name="gr7" draw:text-style-name="P9" draw:layer="layout" svg:width="7.8cm" svg:height="1.865cm" svg:x="6.4cm" svg:y="15.602cm">
          <draw:text-box>
            <text:p text:style-name="P8"><text:span text:style-name="T3">Timestamp checks, Concordance checks, Continuity checks, Gaps presence...</text:span></text:p>
          </draw:text-box>
        </draw:frame>
        <draw:custom-shape draw:style-name="gr12" draw:text-style-name="P10" xml:id="id11" draw:id="id11" draw:layer="layout" svg:width="2.9cm" svg:height="3.5cm" svg:x="15.549cm" svg:y="15cm">
          <text:p text:style-name="P1"><text:span text:style-name="T1">Lo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0" xml:id="id12" draw:id="id12" draw:layer="layout" svg:width="2.9cm" svg:height="3.5cm" svg:x="15.549cm" svg:y="7.5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7" xml:id="id10" draw:id="id10" draw:layer="layout" svg:width="3.999cm" svg:height="2cm" svg:x="15cm" svg:y="12cm">
          <text:p text:style-name="P1"><text:span text:style-name="T1">Report and</text:span></text:p>
          <text:p text:style-name="P1"><text:span text:style-name="T1">log fun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svg:x1="14.295cm" svg:y1="13cm" svg:x2="15cm" svg:y2="13cm" draw:start-shape="id4" draw:start-glue-point="7" draw:end-shape="id10" draw:end-glue-point="5" svg:d="M14295 13000h705" svg:viewBox="0 0 706 1">
          <text:p/>
        </draw:connector>
        <draw:connector draw:style-name="gr6" draw:text-style-name="P4" draw:layer="layout" svg:x1="17cm" svg:y1="14cm" svg:x2="16.999cm" svg:y2="15cm" draw:start-shape="id10" draw:start-glue-point="6" draw:end-shape="id11" draw:end-glue-point="4" svg:d="M17000 14000v501h-1v499" svg:viewBox="0 0 2 1001">
          <text:p/>
        </draw:connector>
        <draw:connector draw:style-name="gr6" draw:text-style-name="P4" draw:layer="layout" svg:x1="17cm" svg:y1="12cm" svg:x2="16.999cm" svg:y2="10.723cm" draw:start-shape="id10" draw:start-glue-point="4" draw:end-shape="id12" draw:end-glue-point="6" svg:d="M17000 12000v-499h-1v-778" svg:viewBox="0 0 2 12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36:29.170610391</meta:creation-date>
    <dc:date>2017-01-16T17:12:41.237094862</dc:date>
    <meta:editing-duration>PT1H13M30S</meta:editing-duration>
    <meta:editing-cycles>4</meta:editing-cycles>
    <meta:generator>LibreOffice/5.2.4.2$Linux_X86_64 LibreOffice_project/20m0$Build-2</meta:generator>
    <meta:document-statistic meta:object-count="28"/>
  </office:meta>
</office:document-meta>
</file>